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6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560679" calcext:value-type="float">
            <text:p>560679</text:p>
          </table:table-cell>
          <table:table-cell office:value-type="string" calcext:value-type="string">
            <text:p>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9728" calcext:value-type="float">
            <text:p>29728</text:p>
          </table:table-cell>
          <table:table-cell office:value-type="string" calcext:value-type="string">
            <text:p>-egdirb-bridge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9213" calcext:value-type="float">
            <text:p>29213</text:p>
          </table:table-cell>
          <table:table-cell office:value-type="string" calcext:value-type="string">
            <text:p>-egdirb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7065" calcext:value-type="float">
            <text:p>17065</text:p>
          </table:table-cell>
          <table:table-cell office:value-type="string" calcext:value-type="string">
            <text:p>-egdirb-bridge-gatc-egdirb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string" calcext:value-type="string">
            <text:p>-egdirb-bridge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string" calcext:value-type="string">
            <text:p>-bridge-gatc-egdirb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-bridge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-bridge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-bridge-gatc-egdirb-bridge-gatc-egdirb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-genome-bridge-[2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-genome-bridg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-genome-bridge-[1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-genome-bridge-[3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-genome-bridge-gatc-[6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-genome-bridge-gatc-[5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-genome-bridge-gatc-[3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-genome-bridge-gatc-[1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-genome-bridge-gatc-[4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-genome-bridge-gatc-[2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-[6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-genome-bridge-gatc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-genome-bridge-gatc-egdirb-[4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-genome-bridge-gatc-egdirb-[6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-genome-bridge-gatc-egdirb-[2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-genome-bridge-gatc-egdirb-[3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-genome-bridge-gatc-egdirb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-[5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-genome-bridge-gatc-egdirb-[1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-genome-bridge-gatc-egdirb-[9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-genome-bridge-gatc-egdirb-[10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-genome-bridge-gatc-egdirb-[8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-genome-bridge-gatc-egdirb-[5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-genome-bridge-gatc-egdirb-[7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-[3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-[4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-[1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-[6]-bridge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-genome-gatc-[1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-genome-gatc-[4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-genome-gatc-[2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-genome-gatc-[3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-bridge-gatc-egdirb-bridge-genome-</text:p>
          </table:table-cell>
          <table:table-cell office:value-type="string" calcext:value-type="string">
            <text:p>Dangling ends</text:p>
          </table:table-cell>
          <table:table-cell/>
          <table:table-cell office:value-type="string" calcext:value-type="string">
            <text:p>Сумма HiC:</text:p>
          </table:table-cell>
          <table:table-cell table:formula="of:=SUM([.A54:.A65])" office:value-type="float" office:value="163330" calcext:value-type="float">
            <text:p>16333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-genome-gatc-[6]-</text:p>
          </table:table-cell>
          <table:table-cell office:value-type="string" calcext:value-type="string">
            <text:p>Dangling ends</text:p>
          </table:table-cell>
          <table:table-cell/>
          <table:table-cell office:value-type="string" calcext:value-type="string">
            <text:p>Сумма DE:</text:p>
          </table:table-cell>
          <table:table-cell table:formula="of:=SUM([.A1:.A53])" office:value-type="float" office:value="754307" calcext:value-type="float">
            <text:p>75430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-genome-gatc-[5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-genome-gatc-[9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-[8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-genome-gatc-[10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-[7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-genome-gatc-[8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-[10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-[2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-[9]-gatc-genome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-genome-gatc-[7]-</text:p>
          </table:table-cell>
          <table:table-cell office:value-type="string" calcext:value-type="string">
            <text:p>Dangling ends</text:p>
          </table:table-cell>
          <table:table-cell table:number-columns-repeated="3"/>
        </table:table-row>
        <table:table-row table:style-name="ro1">
          <table:table-cell office:value-type="float" office:value="106878" calcext:value-type="float">
            <text:p>106878</text:p>
          </table:table-cell>
          <table:table-cell office:value-type="string" calcext:value-type="string">
            <text:p>-genome-bridge-gatc-egdirb-genome-</text:p>
          </table:table-cell>
          <table:table-cell office:value-type="string" calcext:value-type="string">
            <text:p>HiC reads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-genome-bridge-gatc-egdirb-bridge-genome-</text:p>
          </table:table-cell>
          <table:table-cell office:value-type="string" calcext:value-type="string">
            <text:p>HiC reads (?)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-genome-bridge-[6]-gatc-genome-</text:p>
          </table:table-cell>
          <table:table-cell office:value-type="string" calcext:value-type="string">
            <text:p>HiC reads (?)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-genome-gatc-[6]-egdirb-genome-</text:p>
          </table:table-cell>
          <table:table-cell office:value-type="string" calcext:value-type="string">
            <text:p>HiC reads (?)</text:p>
          </table:table-cell>
          <table:table-cell table:number-columns-repeated="3"/>
        </table:table-row>
        <table:table-row table:style-name="ro1">
          <table:table-cell office:value-type="float" office:value="17158" calcext:value-type="float">
            <text:p>17158</text:p>
          </table:table-cell>
          <table:table-cell office:value-type="string" calcext:value-type="string">
            <text:p>-genome-bridge-genome-</text:p>
          </table:table-cell>
          <table:table-cell office:value-type="string" calcext:value-type="string">
            <text:p>HiC reads (blunt-ligated?)</text:p>
          </table:table-cell>
          <table:table-cell table:number-columns-repeated="3"/>
        </table:table-row>
        <table:table-row table:style-name="ro1">
          <table:table-cell office:value-type="float" office:value="11809" calcext:value-type="float">
            <text:p>11809</text:p>
          </table:table-cell>
          <table:table-cell office:value-type="string" calcext:value-type="string">
            <text:p>-genome-egdirb-genome-</text:p>
          </table:table-cell>
          <table:table-cell office:value-type="string" calcext:value-type="string">
            <text:p>HiC reads (blunt-ligated?)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-genome-bridge-gatc-egdirb-bridge-gatc-egdirb-genome-</text:p>
          </table:table-cell>
          <table:table-cell office:value-type="string" calcext:value-type="string">
            <text:p>HiC reads (bouble double bridge)</text:p>
          </table:table-cell>
          <table:table-cell table:number-columns-repeated="3"/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-genome-gatc-egdirb-genome-</text:p>
          </table:table-cell>
          <table:table-cell office:value-type="string" calcext:value-type="string">
            <text:p>HiC reads (mutation in bridge)</text:p>
          </table:table-cell>
          <table:table-cell table:number-columns-repeated="3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-genome-bridge-gatc-genome-</text:p>
          </table:table-cell>
          <table:table-cell office:value-type="string" calcext:value-type="string">
            <text:p>HiC reads (mutation in egdirb)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-genome-bridge-[3]-egdirb-genome-</text:p>
          </table:table-cell>
          <table:table-cell office:value-type="string" calcext:value-type="string">
            <text:p>HiC reads (mutation in gatc)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-genome-bridge-[4]-egdirb-genome-</text:p>
          </table:table-cell>
          <table:table-cell office:value-type="string" calcext:value-type="string">
            <text:p>HiC reads (mutation in gatc)</text:p>
          </table:table-cell>
          <table:table-cell table:number-columns-repeated="3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-egdirb-genome-bridge-gatc-egdirb-genome-</text:p>
          </table:table-cell>
          <table:table-cell office:value-type="string" calcext:value-type="string">
            <text:p>HiC reads with blunt on 3`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C6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0:30:47.359109178</meta:creation-date>
    <dc:date>2019-08-05T11:06:02.953974324</dc:date>
    <meta:editing-duration>PT13M31S</meta:editing-duration>
    <meta:editing-cycles>3</meta:editing-cycles>
    <meta:generator>LibreOffice/6.2.5.2$Linux_X86_64 LibreOffice_project/20$Build-2</meta:generator>
    <meta:document-statistic meta:table-count="1" meta:cell-count="199" meta:object-count="0"/>
  </office:meta>
</office:document-meta>
</file>